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text>d</mtext>
      <mstyle mathvariant="bold">
        <mi>r</mi>
      </mstyle>
      <mrow>
        <mspace width="2em"/>
        <mo stretchy="false">=</mo>
        <mspace width="2em"/>
      </mrow>
      <mtext>d</mtext>
      <mstyle mathvariant="bold">
        <mi>r</mi>
      </mstyle>
      <mrow>
        <mo fence="true" stretchy="false">(</mo>
        <mrow>
          <mi>x</mi>
        </mrow>
        <mo fence="true" stretchy="false">)</mo>
      </mrow>
      <mrow>
        <mspace width="2em"/>
        <mo stretchy="false">=</mo>
        <mspace width="2em"/>
      </mrow>
      <mfrac>
        <mrow>
          <mtext>d</mtext>
          <mstyle mathvariant="bold">
            <mi>r</mi>
          </mstyle>
          <mrow>
            <mo fence="true" stretchy="false">(</mo>
            <mrow>
              <mi>x</mi>
            </mrow>
            <mo fence="true" stretchy="false">)</mo>
          </mrow>
        </mrow>
        <mrow>
          <mtext>d</mtext>
          <mi>x</mi>
        </mrow>
      </mfrac>
      <mspace width="0.5em"/>
      <mtext>d</mtext>
      <mi>x</mi>
    </mrow>
    <annotation encoding="StarMath 5.0">alignc "d" bold r ~=~ "d" bold r ( x ) ~=~ {"d" bold r ( x )} over {"d" x} ` "d"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45:04.952000000</meta:creation-date>
    <dc:date>2015-03-03T14:12:44.800000000</dc:date>
    <meta:editing-duration>PT9M4S</meta:editing-duration>
    <meta:editing-cycles>2</meta:editing-cycles>
    <meta:generator>LibreOffice/4.3.4.1$Windows_x86 LibreOffice_project/bc356b2f991740509f321d70e4512a6a54c5f243</meta:generator>
  </office:meta>
</office:document-meta>
</file>